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808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text:style-name="P3"/>
        </draw:line>
        <draw:frame draw:style-name="gr4" draw:layer="layout" svg:width="4.862cm" svg:height="2.139cm" svg:x="1.577cm" svg:y="1.223cm">
          <draw:text-box>
            <text:p text:style-name="P3">Publish needed</text:p>
            <text:p text:style-name="P3">glideins rates</text:p>
          </draw:text-box>
        </draw:frame>
        <draw:custom-shape draw:style-name="gr5" draw:text-style-name="P4" draw:layer="layout" svg:width="8.796cm" svg:height="3.303cm" svg:x="2.125cm" svg:y="10.981cm">
          <text:p text:style-name="P1"><text:span text:style-name="T1">Costumize the submitted glideins.</text:span><text:span text:style-name="T2"><text:line-break/></text:span><text:span text:style-name="T2"/></text:p>
          <text:p text:style-name="P1"><text:span text:style-name="T1">GlideParamXXX must match the names </text:span><text:span text:style-name="T1"><text:line-break/></text:span><text:span text:style-name="T1">published by the factory</text:span></text:p>
          <draw:enhanced-geometry svg:viewBox="0 0 21600 21600" draw:text-areas="3000 3320 17110 17330" draw:type="cloud-callout" draw:modifiers="24095.9427207637 21750.6824385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8.4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8.788cm" svg:height="14.025cm" svg:x="12.528cm" svg:y="5.036cm" svg:viewBox="0 0 8789 14026" draw:points="0,0 8788,0 8785,13328 7636,13346 6743,13408 6029,13502 5408,13617 4137,13855 3324,13955 2285,14025 1561,13966 1004,13909 1,13782">
          <text:p text:style-name="P5">MyType=”glideclient”</text:p>
          <text:p text:style-name="P5">Name=”reqX@client”</text:p>
          <text:p text:style-name="P5">ClientName=”client”</text:p>
          <text:p text:style-name="P5">ReqName=”reqX”</text:p>
          <text:p text:style-name="P5">ReqGlidein=”entry@factory”</text:p>
          <text:p text:style-name="P5">ReqIdleGlideins=nr</text:p>
          <text:p text:style-name="P5"><text:span text:style-name="T3">ReqMaxRun=nr</text:span></text:p>
          <text:p text:style-name="P5"><text:span text:style-name="T3">ReqMaxSubmitXHour=nr</text:span></text:p>
          <text:p text:style-name="P5">GlideinParamWWW=”val1”</text:p>
          <text:p text:style-name="P5">...</text:p>
          <text:p text:style-name="P5">GlideinParamZZZ=”valY”</text:p>
          <text:p text:style-name="P5">GlideinMonitorNNN=”valN”</text:p>
          <text:p text:style-name="P5">...</text:p>
          <text:p text:style-name="P5">GlideinMonitorMMM=”valM”</text:p>
          <text:p text:style-name="P5"/>
        </draw:polygon>
        <draw:rect draw:style-name="gr7" draw:text-style-name="P2" draw:layer="layout" svg:width="8.798cm" svg:height="0.902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127.9072411049 32096.7840735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8.5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714.5617824258 19449.92343032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318cm" svg:y="15.376cm">
          <text:p text:style-name="P5"><text:span text:style-name="T1">Monitoring data like:</text:span></text:p>
          <text:p text:style-name="P5"><text:span text:style-name="T1">Idle=”546”, Running=”222”</text:span></text:p>
          <draw:enhanced-geometry svg:viewBox="0 0 21600 21600" draw:text-areas="3000 3320 17110 17330" draw:type="cloud-callout" draw:modifiers="24515.1670951157 19820.7426376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13cm" fo:page-height="19.812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36:38</meta:creation-date>
    <dc:date>2007-03-22T16:52:56</dc:date>
    <dc:language>en-US</dc:language>
    <meta:editing-cycles>8</meta:editing-cycles>
    <meta:editing-duration>P6DT3H57M41S</meta:editing-duration>
    <meta:user-defined meta:name="Info 1"/>
    <meta:user-defined meta:name="Info 2"/>
    <meta:user-defined meta:name="Info 3"/>
    <meta:user-defined meta:name="Info 4"/>
    <meta:document-statistic meta:object-count="11"/>
  </office:meta>
</office:document-meta>
</file>